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70000029ECB3548A2.jpg" manifest:media-type="image/jpeg"/>
  <manifest:file-entry manifest:full-path="Pictures/1000020100000504000002F1FB3B4A1C.png" manifest:media-type="image/png"/>
  <manifest:file-entry manifest:full-path="Pictures/1000020100000504000002F1F2266ABD.png" manifest:media-type="image/png"/>
  <manifest:file-entry manifest:full-path="Pictures/1000000000000400000002D6C1415A6F.jpg" manifest:media-type="image/jpeg"/>
  <manifest:file-entry manifest:full-path="Pictures/1000000000000780000004380AF1AAE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gic:the Gathering" svg:font-family="'Magic:the Gathering'"/>
    <style:font-face style:name="FreeSans2" svg:font-family="FreeSans" style:font-family-generic="swiss"/>
    <style:font-face style:name="Harrington" svg:font-family="Harrington" style:font-pitch="variable"/>
    <style:font-face style:name="LifeCraft" svg:font-family="LifeCraft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feCraft1" svg:font-family="LifeCraft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style:line-height-at-least="0.353cm" fo:text-align="center" fo:text-indent="0cm">
        <style:tab-stops>
          <style:tab-stop style:position="1.134cm"/>
        </style:tab-stops>
      </style:paragraph-properties>
      <style:text-properties fo:color="#dc2300" style:font-name="LifeCraft1" fo:font-size="72pt"/>
    </style:style>
    <style:style style:name="P3" style:family="paragraph">
      <style:paragraph-properties fo:margin-left="0cm" fo:margin-right="0cm" style:line-height-at-least="0.353cm" fo:text-align="center" fo:text-indent="0cm">
        <style:tab-stops>
          <style:tab-stop style:position="1.134cm"/>
        </style:tab-stops>
      </style:paragraph-properties>
      <style:text-properties fo:color="#dc2300" style:font-name="LifeCraft1" fo:font-size="72pt" style:font-size-asian="72pt" style:font-size-complex="72pt"/>
    </style:style>
    <style:style style:name="P4" style:family="paragraph">
      <style:text-properties fo:color="#cccccc" style:font-name="Harrington" fo:font-size="40pt" style:font-size-asian="40pt" style:font-size-complex="40pt"/>
    </style:style>
    <style:style style:name="P5" style:family="paragraph">
      <style:text-properties fo:color="#660066" style:font-name="Magic:the Gathering" fo:font-size="50pt" style:font-size-asian="50pt" style:font-size-complex="50pt"/>
    </style:style>
    <style:style style:name="T1" style:family="text">
      <style:text-properties fo:font-variant="normal" fo:text-transform="none" fo:color="#dc2300" style:text-outline="false" style:text-line-through-style="none" style:text-line-through-type="none" style:font-name="LifeCraft" fo:font-size="72pt" fo:font-style="normal" fo:text-shadow="none" style:text-underline-style="none" fo:font-weight="normal" style:letter-kerning="true" style:font-name-asian="Droid Sans Fallback" style:font-size-asian="72pt" style:font-style-asian="normal" style:font-weight-asian="normal" style:font-name-complex="FreeSans3" style:font-size-complex="7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cccccc" style:text-outline="true" style:text-line-through-style="none" style:text-line-through-type="none" style:font-name="Harrington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Free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0066" style:text-outline="false" style:text-line-through-style="none" style:text-line-through-type="none" style:font-name="Magic:the Gathering" fo:font-size="50pt" fo:font-style="normal" fo:text-shadow="none" style:text-underline-style="none" fo:font-weight="normal" style:letter-kerning="true" style:font-name-asian="Droid Sans Fallback" style:font-size-asian="50pt" style:font-style-asian="normal" style:font-weight-asian="normal" style:font-name-complex="FreeSans3" style:font-size-complex="5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30.533cm" svg:height="17.175cm" svg:x="-1.533cm" svg:y="3.9cm">
          <draw:image xlink:href="Pictures/1000000000000780000004380AF1AAE4.jpg" xlink:type="simple" xlink:show="embed" xlink:actuate="onLoad">
            <text:p/>
          </draw:image>
        </draw:frame>
        <draw:frame draw:style-name="gr2" draw:text-style-name="P3" draw:layer="layout" svg:width="22.2cm" svg:height="3cm" svg:x="3cm" svg:y="0.9cm">
          <draw:text-box>
            <text:p text:style-name="P2"><text:span text:style-name="T1">Hearth of Magic Du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1" draw:text-style-name="P1" draw:layer="layout" svg:width="27.999cm" svg:height="19.851cm" svg:x="0cm" svg:y="1.349cm">
          <draw:image xlink:href="Pictures/1000000000000400000002D6C1415A6F.jpg" xlink:type="simple" xlink:show="embed" xlink:actuate="onLoad">
            <text:p/>
          </draw:image>
        </draw:frame>
        <draw:frame draw:style-name="gr4" draw:text-style-name="P4" draw:layer="layout" svg:width="11.2cm" svg:height="0.569cm" svg:x="8.8cm" svg:y="11.231cm">
          <draw:text-box>
            <text:p text:style-name="P4"><text:span text:style-name="T2">Un jeu qu'il est bien</text:span></text:p>
          </draw:text-box>
        </draw:frame>
        <draw:frame draw:style-name="gr1" draw:text-style-name="P1" xml:id="id1" draw:id="id1" draw:layer="layout" svg:width="20.8cm" svg:height="12.197cm" svg:x="3.3cm" svg:y="4.803cm">
          <draw:image xlink:href="Pictures/1000020100000504000002F1F2266ABD.png" xlink:type="simple" xlink:show="embed" xlink:actuate="onLoad">
            <text:p/>
          </draw:image>
        </draw:frame>
        <draw:frame draw:style-name="gr1" draw:text-style-name="P1" xml:id="id2" draw:id="id2" draw:layer="layout" svg:width="22.378cm" svg:height="13.123cm" svg:x="2.891cm" svg:y="4.037cm">
          <draw:image xlink:href="Pictures/1000020100000504000002F1FB3B4A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" draw:text-style-name="P1" draw:layer="layout" svg:width="37.421cm" svg:height="21.05cm" svg:x="-2.489cm" svg:y="0cm">
          <draw:image xlink:href="Pictures/10000000000004A70000029ECB3548A2.jpg" xlink:type="simple" xlink:show="embed" xlink:actuate="onLoad">
            <text:p/>
          </draw:image>
        </draw:frame>
        <draw:frame draw:style-name="gr5" draw:text-style-name="P5" draw:layer="layout" svg:width="18.4cm" svg:height="3.859cm" svg:x="6cm" svg:y="8.741cm">
          <draw:text-box>
            <text:p text:style-name="P5"><text:span text:style-name="T3">Ce que nous avons appr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gic:the Gathering" svg:font-family="'Magic:the Gathering'"/>
    <style:font-face style:name="FreeSans2" svg:font-family="FreeSans" style:font-family-generic="swiss"/>
    <style:font-face style:name="Harrington" svg:font-family="Harrington" style:font-pitch="variable"/>
    <style:font-face style:name="LifeCraft" svg:font-family="LifeCraft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feCraft1" svg:font-family="LifeCraft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opacity draw:name="Transparency_20_5" draw:display-name="Transparency 5" draw:style="linear" draw:start="100%" draw:end="0%" draw:angle="2700" draw:border="1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000" draw:opacity-name="Transparency_20_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b3b3b3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tru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L馮ende" style:family="graphic">
      <style:paragraph-properties fo:margin-top="0.66cm" fo:margin-bottom="0.66cm" fo:text-align="start" style:text-autospace="none" style:writing-mode="lr-tb"/>
      <style:text-properties style:use-window-font-color="true" style:font-name="FreeSans" fo:font-family="FreeSans" style:font-family-generic="roman" style:font-pitch="variable" fo:font-size="12pt" fo:language="fr" fo:country="FR" fo:font-style="italic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italic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12:53:33.407455065</meta:creation-date>
    <meta:editing-duration>PT11M4S</meta:editing-duration>
    <meta:editing-cycles>2</meta:editing-cycles>
    <meta:generator>LibreOffice/4.3.3.2$Linux_X86_64 LibreOffice_project/430m0$Build-2</meta:generator>
    <meta:initial-creator>Francois MOREL</meta:initial-creator>
    <dc:date>2016-06-09T14:29:51.515229564</dc:date>
    <dc:creator>Francois MOREL</dc:creator>
    <meta:document-statistic meta:object-count="35"/>
  </office:meta>
</office:document-meta>
</file>